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8415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156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7725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6254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91725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2725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23815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3815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04852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4852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5968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8682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51506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350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801584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1584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3385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3851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835096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40959999999999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71334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3334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14657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2657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7337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3378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770475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0475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829783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6783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823148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2148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42507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2507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7866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668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799477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7477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5386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286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817228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22279999999999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910736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99736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81126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0262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875337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1337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870531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6531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786207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207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87722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322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776999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3999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87188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888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7722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22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80721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7211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8226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06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757983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2983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80313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13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771317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7317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828401"/>
          <table:table-cell office:value-type="float" office:value="0.0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9401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